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 fo:line-height="150%"/>
    </style:style>
    <style:style style:name="T2" style:parent-style-name="Policepardéfau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3" style:parent-style-name="Policepardéfau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4" style:parent-style-name="Policepardéfau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P5" style:parent-style-name="Textbody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6" style:parent-style-name="Textbody" style:list-style-name="LFO1" style:family="paragraph">
      <style:paragraph-properties fo:line-height="150%"/>
    </style:style>
    <style:style style:name="T7" style:parent-style-name="Policepardéfaut" style:family="text">
      <style:text-properties style:font-name="Calibri" style:font-name-complex="Calibri" fo:font-size="14pt" style:font-size-asian="14pt" style:font-size-complex="14pt"/>
    </style:style>
    <style:style style:name="T8" style:parent-style-name="Policepardéfaut" style:family="text">
      <style:text-properties style:font-name="Calibri" style:font-name-complex="Calibri" fo:font-size="14pt" style:font-size-asian="14pt" style:font-size-complex="14pt"/>
    </style:style>
    <style:style style:name="P9" style:parent-style-name="Textbody" style:list-style-name="LFO1" style:family="paragraph">
      <style:paragraph-properties fo:line-height="150%"/>
    </style:style>
    <style:style style:name="T10" style:parent-style-name="Policepardéfaut" style:family="text">
      <style:text-properties style:font-name="Calibri" style:font-name-complex="Calibri" fo:font-size="14pt" style:font-size-asian="14pt" style:font-size-complex="14pt"/>
    </style:style>
    <style:style style:name="T11" style:parent-style-name="Policepardéfaut" style:family="text">
      <style:text-properties style:font-name="Calibri" style:font-name-complex="Calibri" fo:font-size="14pt" style:font-size-asian="14pt" style:font-size-complex="14pt"/>
    </style:style>
    <style:style style:name="P12" style:parent-style-name="Textbody" style:list-style-name="LFO1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13" style:parent-style-name="Textbody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14" style:parent-style-name="Textbody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15" style:parent-style-name="Textbody" style:list-style-name="LFO1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TableColumn17" style:family="table-column">
      <style:table-column-properties style:column-width="6.6861in" style:use-optimal-column-width="false"/>
    </style:style>
    <style:style style:name="Table16" style:family="table">
      <style:table-properties style:width="6.6861in" fo:margin-left="0in" table:align="lef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Textbody" style:family="paragraph">
      <style:paragraph-properties fo:line-height="150%" fo:margin-left="0.2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21" style:parent-style-name="Textbody" style:family="paragraph">
      <style:paragraph-properties fo:line-height="150%" fo:margin-left="0.2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22" style:parent-style-name="Textbody" style:family="paragraph">
      <style:paragraph-properties fo:line-height="150%" fo:margin-left="0.2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23" style:parent-style-name="Textbody" style:family="paragraph">
      <style:paragraph-properties fo:line-height="150%" fo:margin-left="0.2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24" style:parent-style-name="Textbody" style:list-style-name="LFO3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25" style:parent-style-name="Textbody" style:family="paragraph">
      <style:paragraph-properties fo:line-height="150%" fo:margin-left="0.2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26" style:parent-style-name="Textbody" style:family="paragraph">
      <style:paragraph-properties fo:line-height="150%" fo:margin-left="0.2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27" style:parent-style-name="Textbody" style:list-style-name="LFO2" style:family="paragraph">
      <style:paragraph-properties fo:line-height="150%"/>
    </style:style>
    <style:style style:name="T28" style:parent-style-name="Policepardéfaut" style:family="text">
      <style:text-properties style:font-name="Calibri" style:font-name-complex="Calibri" fo:font-size="14pt" style:font-size-asian="14pt" style:font-size-complex="14pt"/>
    </style:style>
    <style:style style:name="T29" style:parent-style-name="Policepardéfaut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T30" style:parent-style-name="Policepardéfaut" style:family="text">
      <style:text-properties style:font-name="Calibri" style:font-name-complex="Calibri" fo:font-size="14pt" style:font-size-asian="14pt" style:font-size-complex="14pt"/>
    </style:style>
    <style:style style:name="P31" style:parent-style-name="Textbody" style:list-style-name="LFO2" style:family="paragraph">
      <style:paragraph-properties fo:line-height="150%"/>
    </style:style>
    <style:style style:name="T32" style:parent-style-name="Policepardéfaut" style:family="text">
      <style:text-properties style:font-name="Calibri" style:font-name-complex="Calibri" fo:font-size="14pt" style:font-size-asian="14pt" style:font-size-complex="14pt"/>
    </style:style>
    <style:style style:name="T33" style:parent-style-name="Policepardéfaut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T34" style:parent-style-name="Policepardéfaut" style:family="text">
      <style:text-properties style:font-name="Calibri" style:font-name-complex="Calibri" fo:font-size="14pt" style:font-size-asian="14pt" style:font-size-complex="14pt"/>
    </style:style>
    <style:style style:name="T35" style:parent-style-name="Policepardéfaut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T36" style:parent-style-name="Policepardéfaut" style:family="text">
      <style:text-properties style:font-name="Calibri" style:font-name-complex="Calibri" fo:font-size="14pt" style:font-size-asian="14pt" style:font-size-complex="14pt"/>
    </style:style>
    <style:style style:name="P37" style:parent-style-name="Textbody" style:list-style-name="LFO2" style:family="paragraph">
      <style:paragraph-properties fo:line-height="150%"/>
    </style:style>
    <style:style style:name="T38" style:parent-style-name="Policepardéfaut" style:family="text">
      <style:text-properties style:font-name="Calibri" style:font-name-complex="Calibri" fo:font-size="14pt" style:font-size-asian="14pt" style:font-size-complex="14pt" fo:language="en" fo:country="US"/>
    </style:style>
    <style:style style:name="T39" style:parent-style-name="Policepardéfaut" style:family="text">
      <style:text-properties style:font-name="Calibri" style:font-name-complex="Calibri" fo:font-size="14pt" style:font-size-asian="14pt" style:font-size-complex="14pt" fo:language="en" fo:country="US"/>
    </style:style>
    <style:style style:name="T40" style:parent-style-name="Policepardéfaut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language="en" fo:country="US"/>
    </style:style>
    <style:style style:name="T41" style:parent-style-name="Policepardéfaut" style:family="text">
      <style:text-properties style:font-name="Calibri" style:font-name-complex="Calibri" fo:font-size="14pt" style:font-size-asian="14pt" style:font-size-complex="14pt" fo:language="en" fo:country="US"/>
    </style:style>
    <style:style style:name="T42" style:parent-style-name="Policepardéfaut" style:family="text">
      <style:text-properties style:font-name="Calibri" style:font-name-complex="Calibri" fo:font-size="14pt" style:font-size-asian="14pt" style:font-size-complex="14pt" fo:language="en" fo:country="US"/>
    </style:style>
    <style:style style:name="T43" style:parent-style-name="Policepardéfaut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language="en" fo:country="US"/>
    </style:style>
    <style:style style:name="T44" style:parent-style-name="Policepardéfaut" style:family="text">
      <style:text-properties style:font-name="Calibri" style:font-name-complex="Calibri" fo:font-size="14pt" style:font-size-asian="14pt" style:font-size-complex="14pt" fo:language="en" fo:country="US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Textbody" style:family="paragraph">
      <style:paragraph-properties fo:line-height="150%"/>
      <style:text-properties style:font-name="Calibri" style:font-name-complex="Calibri" fo:font-size="14pt" style:font-size-asian="14pt" style:font-size-complex="14pt" fo:language="en" fo:country="US"/>
    </style:style>
    <style:style style:name="P48" style:parent-style-name="Textbody" style:family="paragraph">
      <style:paragraph-properties fo:line-height="150%"/>
      <style:text-properties style:font-name="Calibri" style:font-name-complex="Calibri" fo:font-size="14pt" style:font-size-asian="14pt" style:font-size-complex="14pt" fo:language="en" fo:country="US"/>
    </style:style>
    <style:style style:name="P49" style:parent-style-name="Textbody" style:family="paragraph">
      <style:paragraph-properties fo:line-height="150%"/>
      <style:text-properties style:font-name="Calibri" style:font-name-complex="Calibri" fo:font-size="14pt" style:font-size-asian="14pt" style:font-size-complex="14pt" fo:language="en" fo:country="US"/>
    </style:style>
    <style:style style:name="TableColumn51" style:family="table-column">
      <style:table-column-properties style:column-width="6.6861in" style:use-optimal-column-width="false"/>
    </style:style>
    <style:style style:name="Table50" style:family="table">
      <style:table-properties style:width="6.6861in" fo:margin-left="0in" table:align="lef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Textbody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55" style:parent-style-name="Textbody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56" style:parent-style-name="Textbody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57" style:parent-style-name="Textbody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58" style:parent-style-name="Textbody" style:list-style-name="LFO8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59" style:parent-style-name="Textbody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60" style:parent-style-name="Textbody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61" style:parent-style-name="Textbody" style:list-style-name="LFO4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62" style:parent-style-name="Textbody" style:list-style-name="LFO4" style:family="paragraph">
      <style:paragraph-properties fo:line-height="150%"/>
    </style:style>
    <style:style style:name="T63" style:parent-style-name="Policepardéfaut" style:family="text">
      <style:text-properties style:font-name="Calibri" style:font-name-complex="Calibri" fo:font-size="14pt" style:font-size-asian="14pt" style:font-size-complex="14pt"/>
    </style:style>
    <style:style style:name="T64" style:parent-style-name="Policepardéfaut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T65" style:parent-style-name="Policepardéfaut" style:family="text">
      <style:text-properties style:font-name="Calibri" style:font-name-complex="Calibri" fo:font-size="14pt" style:font-size-asian="14pt" style:font-size-complex="14pt"/>
    </style:style>
    <style:style style:name="T66" style:parent-style-name="Policepardéfaut" style:family="text">
      <style:text-properties style:font-name="Calibri" style:font-name-complex="Calibri" fo:font-size="14pt" style:font-size-asian="14pt" style:font-size-complex="14pt"/>
    </style:style>
    <style:style style:name="T67" style:parent-style-name="Policepardéfaut" style:family="text">
      <style:text-properties style:font-name="Calibri" style:font-name-complex="Calibri" fo:font-size="14pt" style:font-size-asian="14pt" style:font-size-complex="14pt"/>
    </style:style>
    <style:style style:name="P68" style:parent-style-name="Textbody" style:list-style-name="LFO4" style:family="paragraph">
      <style:paragraph-properties fo:line-height="150%"/>
    </style:style>
    <style:style style:name="T69" style:parent-style-name="Policepardéfaut" style:family="text">
      <style:text-properties style:font-name="Calibri" style:font-name-complex="Calibri" fo:font-size="14pt" style:font-size-asian="14pt" style:font-size-complex="14pt"/>
    </style:style>
    <style:style style:name="T70" style:parent-style-name="Policepardéfaut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T71" style:parent-style-name="Policepardéfaut" style:family="text">
      <style:text-properties style:font-name="Calibri" style:font-name-complex="Calibri" fo:font-size="14pt" style:font-size-asian="14pt" style:font-size-complex="14pt"/>
    </style:style>
    <style:style style:name="P72" style:parent-style-name="Textbody" style:list-style-name="LFO4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73" style:parent-style-name="Textbody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TableColumn75" style:family="table-column">
      <style:table-column-properties style:column-width="6.6861in" style:use-optimal-column-width="false"/>
    </style:style>
    <style:style style:name="Table74" style:family="table">
      <style:table-properties style:width="6.6861in" fo:margin-left="0in" table:align="lef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Textbody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79" style:parent-style-name="Textbody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80" style:parent-style-name="Textbody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81" style:parent-style-name="Textbody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82" style:parent-style-name="Textbody" style:list-style-name="LFO5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83" style:parent-style-name="Textbody" style:list-style-name="LFO5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84" style:parent-style-name="Textbody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85" style:parent-style-name="Textbody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86" style:parent-style-name="Textbody" style:list-style-name="LFO6" style:family="paragraph">
      <style:paragraph-properties fo:line-height="150%"/>
    </style:style>
    <style:style style:name="T87" style:parent-style-name="Policepardéfaut" style:family="text">
      <style:text-properties style:font-name="Calibri" style:font-name-complex="Calibri" fo:font-size="14pt" style:font-size-asian="14pt" style:font-size-complex="14pt"/>
    </style:style>
    <style:style style:name="T88" style:parent-style-name="Policepardéfaut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T89" style:parent-style-name="Policepardéfaut" style:family="text">
      <style:text-properties style:font-name="Calibri" style:font-name-complex="Calibri" fo:font-size="14pt" style:font-size-asian="14pt" style:font-size-complex="14pt"/>
    </style:style>
    <style:style style:name="T90" style:parent-style-name="Policepardéfaut" style:family="text">
      <style:text-properties style:font-name="Calibri" style:font-name-complex="Calibri" fo:font-size="14pt" style:font-size-asian="14pt" style:font-size-complex="14pt"/>
    </style:style>
    <style:style style:name="T91" style:parent-style-name="Policepardéfaut" style:family="text">
      <style:text-properties style:font-name="Calibri" style:font-name-complex="Calibri" fo:font-size="14pt" style:font-size-asian="14pt" style:font-size-complex="14pt"/>
    </style:style>
    <style:style style:name="T92" style:parent-style-name="Policepardéfaut" style:family="text">
      <style:text-properties style:font-name="Calibri" style:font-name-complex="Calibri" fo:font-size="14pt" style:font-size-asian="14pt" style:font-size-complex="14pt"/>
    </style:style>
    <style:style style:name="T93" style:parent-style-name="Policepardéfaut" style:family="text">
      <style:text-properties style:font-name="Calibri" style:font-name-complex="Calibri" fo:font-size="14pt" style:font-size-asian="14pt" style:font-size-complex="14pt"/>
    </style:style>
    <style:style style:name="T94" style:parent-style-name="Policepardéfaut" style:family="text">
      <style:text-properties style:font-name="Calibri" style:font-name-complex="Calibri" fo:font-size="14pt" style:font-size-asian="14pt" style:font-size-complex="14pt"/>
    </style:style>
    <style:style style:name="T95" style:parent-style-name="Policepardéfaut" style:family="text">
      <style:text-properties style:font-name="Calibri" style:font-name-complex="Calibri" fo:font-size="14pt" style:font-size-asian="14pt" style:font-size-complex="14pt"/>
    </style:style>
    <style:style style:name="P96" style:parent-style-name="Textbody" style:list-style-name="LFO6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97" style:parent-style-name="Textbody" style:list-style-name="LFO6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98" style:parent-style-name="Textbody" style:list-style-name="LFO6" style:family="paragraph">
      <style:paragraph-properties fo:line-height="150%"/>
    </style:style>
    <style:style style:name="T99" style:parent-style-name="Policepardéfaut" style:family="text">
      <style:text-properties style:font-name="Calibri" style:font-name-complex="Calibri" fo:font-size="14pt" style:font-size-asian="14pt" style:font-size-complex="14pt"/>
    </style:style>
    <style:style style:name="T100" style:parent-style-name="Policepardéfaut" style:family="text">
      <style:text-properties style:font-name="Calibri" style:font-name-complex="Calibri" fo:font-size="14pt" style:font-size-asian="14pt" style:font-size-complex="14pt"/>
    </style:style>
    <style:style style:name="T101" style:parent-style-name="Policepardéfaut" style:family="text">
      <style:text-properties style:font-name="Calibri" style:font-name-complex="Calibri" fo:font-size="14pt" style:font-size-asian="14pt" style:font-size-complex="14pt"/>
    </style:style>
    <style:style style:name="T102" style:parent-style-name="Policepardéfaut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T103" style:parent-style-name="Policepardéfaut" style:family="text">
      <style:text-properties style:font-name="Calibri" style:font-name-complex="Calibri" fo:font-size="14pt" style:font-size-asian="14pt" style:font-size-complex="14pt"/>
    </style:style>
    <style:style style:name="T104" style:parent-style-name="Policepardéfaut" style:family="text">
      <style:text-properties style:font-name="Calibri" style:font-name-complex="Calibri" fo:font-size="14pt" style:font-size-asian="14pt" style:font-size-complex="14pt"/>
    </style:style>
    <style:style style:name="T105" style:parent-style-name="Policepardéfaut" style:family="text">
      <style:text-properties style:font-name="Calibri" style:font-name-complex="Calibri" fo:font-size="14pt" style:font-size-asian="14pt" style:font-size-complex="14pt"/>
    </style:style>
    <style:style style:name="P106" style:parent-style-name="Textbody" style:list-style-name="LFO6" style:family="paragraph">
      <style:paragraph-properties fo:line-height="150%"/>
    </style:style>
    <style:style style:name="T107" style:parent-style-name="Policepardéfaut" style:family="text">
      <style:text-properties style:font-name="Calibri" style:font-name-complex="Calibri" fo:font-size="14pt" style:font-size-asian="14pt" style:font-size-complex="14pt"/>
    </style:style>
    <style:style style:name="T108" style:parent-style-name="Policepardéfaut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T109" style:parent-style-name="Policepardéfaut" style:family="text">
      <style:text-properties style:font-name="Calibri" style:font-name-complex="Calibri" fo:font-size="14pt" style:font-size-asian="14pt" style:font-size-complex="14pt"/>
    </style:style>
    <style:style style:name="T110" style:parent-style-name="Policepardéfaut" style:family="text">
      <style:text-properties style:font-name="Calibri" style:font-name-complex="Calibri" fo:font-size="14pt" style:font-size-asian="14pt" style:font-size-complex="14pt"/>
    </style:style>
    <style:style style:name="T111" style:parent-style-name="Policepardéfaut" style:family="text">
      <style:text-properties style:font-name="Calibri" style:font-name-complex="Calibri" fo:font-size="14pt" style:font-size-asian="14pt" style:font-size-complex="14pt"/>
    </style:style>
    <style:style style:name="T112" style:parent-style-name="Policepardéfaut" style:family="text">
      <style:text-properties style:font-name="Calibri" style:font-name-complex="Calibri" fo:font-size="14pt" style:font-size-asian="14pt" style:font-size-complex="14pt"/>
    </style:style>
    <style:style style:name="T113" style:parent-style-name="Policepardéfaut" style:family="text">
      <style:text-properties style:font-name="Calibri" style:font-name-complex="Calibri" fo:font-size="14pt" style:font-size-asian="14pt" style:font-size-complex="14pt"/>
    </style:style>
    <style:style style:name="P114" style:parent-style-name="Textbody" style:list-style-name="LFO6" style:family="paragraph">
      <style:paragraph-properties fo:line-height="150%"/>
    </style:style>
    <style:style style:name="T115" style:parent-style-name="Policepardéfaut" style:family="text">
      <style:text-properties style:font-name="Calibri" style:font-name-complex="Calibri" fo:font-size="14pt" style:font-size-asian="14pt" style:font-size-complex="14pt"/>
    </style:style>
    <style:style style:name="T116" style:parent-style-name="Policepardéfaut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T117" style:parent-style-name="Policepardéfaut" style:family="text">
      <style:text-properties style:font-name="Calibri" style:font-name-complex="Calibri" fo:font-size="14pt" style:font-size-asian="14pt" style:font-size-complex="14pt"/>
    </style:style>
    <style:style style:name="T118" style:parent-style-name="Policepardéfaut" style:family="text">
      <style:text-properties style:font-name="Calibri" style:font-name-complex="Calibri" fo:font-size="14pt" style:font-size-asian="14pt" style:font-size-complex="14pt"/>
    </style:style>
    <style:style style:name="T119" style:parent-style-name="Policepardéfaut" style:family="text">
      <style:text-properties style:font-name="Calibri" style:font-name-complex="Calibri" fo:font-size="14pt" style:font-size-asian="14pt" style:font-size-complex="14pt"/>
    </style:style>
    <style:style style:name="T120" style:parent-style-name="Policepardéfaut" style:family="text">
      <style:text-properties style:font-name="Calibri" style:font-name-complex="Calibri" fo:font-size="14pt" style:font-size-asian="14pt" style:font-size-complex="14pt"/>
    </style:style>
    <style:style style:name="T121" style:parent-style-name="Policepardéfaut" style:family="text">
      <style:text-properties style:font-name="Calibri" style:font-name-complex="Calibri" fo:font-size="14pt" style:font-size-asian="14pt" style:font-size-complex="14pt"/>
    </style:style>
    <style:style style:name="P122" style:parent-style-name="Textbody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123" style:parent-style-name="Textbody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124" style:parent-style-name="Textbody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TableColumn126" style:family="table-column">
      <style:table-column-properties style:column-width="6.6861in" style:use-optimal-column-width="false"/>
    </style:style>
    <style:style style:name="Table125" style:family="table">
      <style:table-properties style:width="6.6861in" fo:margin-left="0in" table:align="left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Textbody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130" style:parent-style-name="Textbody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131" style:parent-style-name="Textbody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132" style:parent-style-name="Textbody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133" style:parent-style-name="Textbody" style:list-style-name="LFO7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134" style:parent-style-name="Textbody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135" style:parent-style-name="Textbody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136" style:parent-style-name="Textbody" style:list-style-name="LFO7" style:family="paragraph">
      <style:paragraph-properties fo:line-height="150%"/>
    </style:style>
    <style:style style:name="T137" style:parent-style-name="Policepardéfaut" style:family="text">
      <style:text-properties style:font-name="Calibri" style:font-name-complex="Calibri" fo:font-size="14pt" style:font-size-asian="14pt" style:font-size-complex="14pt" fo:language="en" fo:country="US"/>
    </style:style>
    <style:style style:name="T138" style:parent-style-name="Policepardéfaut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language="en" fo:country="US"/>
    </style:style>
    <style:style style:name="T139" style:parent-style-name="Policepardéfaut" style:family="text">
      <style:text-properties style:font-name="Calibri" style:font-name-complex="Calibri" fo:font-size="14pt" style:font-size-asian="14pt" style:font-size-complex="14pt" fo:language="en" fo:country="US"/>
    </style:style>
    <style:style style:name="T140" style:parent-style-name="Policepardéfaut" style:family="text">
      <style:text-properties style:font-name="Calibri" style:font-name-complex="Calibri" fo:font-size="14pt" style:font-size-asian="14pt" style:font-size-complex="14pt" fo:language="en" fo:country="US"/>
    </style:style>
    <style:style style:name="T141" style:parent-style-name="Policepardéfaut" style:family="text">
      <style:text-properties style:font-name="Calibri" style:font-name-complex="Calibri" fo:font-size="14pt" style:font-size-asian="14pt" style:font-size-complex="14pt" fo:language="en" fo:country="US"/>
    </style:style>
    <style:style style:name="T142" style:parent-style-name="Policepardéfaut" style:family="text">
      <style:text-properties style:font-name="Calibri" style:font-name-complex="Calibri" fo:font-size="14pt" style:font-size-asian="14pt" style:font-size-complex="14pt" fo:language="en" fo:country="US"/>
    </style:style>
    <style:style style:name="T143" style:parent-style-name="Policepardéfaut" style:family="text">
      <style:text-properties style:font-name="Calibri" style:font-name-complex="Calibri" fo:font-size="14pt" style:font-size-asian="14pt" style:font-size-complex="14pt" fo:language="en" fo:country="US"/>
    </style:style>
    <style:style style:name="P144" style:parent-style-name="Textbody" style:list-style-name="LFO7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145" style:parent-style-name="Textbody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146" style:parent-style-name="Textbody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147" style:parent-style-name="Textbody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148" style:parent-style-name="Textbody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149" style:parent-style-name="Textbody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150" style:parent-style-name="Textbody" style:list-style-name="LFO9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151" style:parent-style-name="Textbody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152" style:parent-style-name="Textbody" style:list-style-name="LFO9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153" style:parent-style-name="Textbody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154" style:parent-style-name="Textbody" style:list-style-name="LFO9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155" style:parent-style-name="Textbody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156" style:parent-style-name="Textbody" style:family="paragraph">
      <style:paragraph-properties fo:line-height="150%"/>
      <style:text-properties style:font-name="Calibri" style:font-name-complex="Calibri" fo:font-size="14pt" style:font-size-asian="14pt" style:font-size-complex="14pt"/>
    </style:style>
  </office:automatic-styles>
  <office:body>
    <office:text text:use-soft-page-breaks="true">
      <text:p text:style-name="P1"><text:bookmark-start text:name="yui_3_17_2_1_1505735609037_742"/><text:bookmark-start text:name="yui_3_17_2_1_1505735609037_743"/><text:bookmark-end text:name="yui_3_17_2_1_1505735609037_742"/><text:bookmark-end text:name="yui_3_17_2_1_1505735609037_743"/><text:span text:style-name="T2">Objectif :  retrouver d’anciens étudiants des IUT informatique à partir des traces numériques (Facebook,<text:s/></text:span><text:bookmark-start text:name="yui_3_17_2_1_1505735609037_770"/><text:bookmark-end text:name="yui_3_17_2_1_1505735609037_770"/><text:a xlink:href="https://fr.linkedin.com/" office:target-frame-name="_top" xlink:show="replace"><text:span text:style-name="T3">Linkedin</text:span></text:a><text:span text:style-name="T4">, leur entreprise)</text:span></text:p>
      <text:p text:style-name="P5">Déroulé :</text:p>
      <text:list text:style-name="LFO1" text:continue-numbering="true">
        <text:list-item>
          <text:p text:style-name="P6"><text:span text:style-name="T7">Connectez-vous au réseau LinkedIn :<text:s/></text:span><text:a xlink:href="https://fr.linkedin.com/" office:target-frame-name="_top" xlink:show="replace"><text:span text:style-name="T8">https://fr.linkedin.com/</text:span></text:a></text:p>
        </text:list-item>
        <text:list-item>
          <text:p text:style-name="P9"><text:span text:style-name="T10">Demander à rejoindre le groupe des étudiants du département d’informatique :<text:s/></text:span><text:a xlink:href="https://www.linkedin.com/groups/8621907" office:target-frame-name="_top" xlink:show="replace"><text:span text:style-name="Internetlink">https://www.linkedin.com/groups/8621907</text:span></text:a><text:span text:style-name="T11"><text:s text:c="3"/></text:span></text:p>
        </text:list-item>
        <text:list-item>
          <text:p text:style-name="P12">Consultez les<text:s/>profils du groupe ou lancez une recherche dans le moteur de LinkedIn avec les mots clés « DUT informatique ».</text:p>
        </text:list-item>
      </text:list>
      <text:p text:style-name="P13">Vous pouvez aussi lancer une recherche sur Facebook ou directement sur un moteur de recherche.</text:p>
      <text:p text:style-name="P14"/>
      <text:list text:style-name="LFO1" text:continue-numbering="true">
        <text:list-item>
          <text:p text:style-name="P15">Choisissez 4 profils et pour chacun, répondez aux<text:s/>questions.</text:p>
        </text:list-item>
      </text:list>
      <table:table table:style-name="Table16">
        <table:table-columns>
          <table:table-column table:style-name="TableColumn17"/>
        </table:table-columns>
        <table:table-row table:style-name="TableRow18">
          <table:table-cell table:style-name="TableCell19">
            <text:p text:style-name="P20">Profil 1 :</text:p>
            <text:p text:style-name="P21">Nom, prénom :<text:s/>Paulin Zumstein</text:p>
            <text:p text:style-name="P22">Période de la formation en IUT :<text:s/>2019 - 2021</text:p>
            <text:p text:style-name="P23">A-t-il/elle fait des études post-DUT, si oui<text:s/>lesquelles ?<text:s/>NON</text:p>
            <text:list text:style-name="LFO3" text:continue-numbering="true">
              <text:list-item>
                <text:p text:style-name="P24">IMT Mines Alès<text:s/>[Septembre 2021 &gt; Août 2024].</text:p>
              </text:list-item>
            </text:list>
            <text:p text:style-name="P25">A-t-il/elle fait des séjours à l’étranger (stage ou autre dans leur formation ou dans leur<text:s/>travail) ?<text:s/></text:p>
            <text:p text:style-name="P26">Listez les postes<text:s/>qu’il/elle a<text:s/>exercées.</text:p>
            <text:list text:style-name="LFO2" text:continue-numbering="true">
              <text:list-item>
                <text:p text:style-name="P27"><text:span text:style-name="T28">MICRO Informatic System<text:s/></text:span><text:span text:style-name="T29">en Stage</text:span><text:span text:style-name="T30"><text:s/>[Février 2019 &gt; Mars 2019]</text:span></text:p>
              </text:list-item>
              <text:list-item>
                <text:p text:style-name="P31"><text:span text:style-name="T32">Pôle espoir + Nationale 1 (</text:span><text:span text:style-name="T33">Sport de haut niveau</text:span><text:span text:style-name="T34">) [</text:span><text:span text:style-name="T35">2016 &gt; 2020</text:span><text:span text:style-name="T36">]</text:span></text:p>
              </text:list-item>
              <text:list-item>
                <text:p text:style-name="P37"><text:span text:style-name="T38">Jellyfish – Stagiaire engineer</text:span><text:span text:style-name="T39"><text:s/></text:span><text:span text:style-name="T40">Stage</text:span><text:span text:style-name="T41"><text:s/>/ Junior s</text:span><text:span text:style-name="T42">oftware engineer<text:s/></text:span><text:span text:style-name="T43">Alternance<text:s/></text:span><text:span text:style-name="T44"><text:s/>[Avril 2021 &gt; Aujourd’hui].</text:span></text:p>
              </text:list-item>
            </text:list>
          </table:table-cell>
        </table:table-row>
        <table:table-row table:style-name="TableRow45">
          <table:table-cell table:style-name="TableCell46">
            <text:p text:style-name="P47"/>
          </table:table-cell>
        </table:table-row>
      </table:table>
      <text:p text:style-name="P48"/>
      <text:p text:style-name="P49"/>
      <table:table table:style-name="Table50">
        <table:table-columns>
          <table:table-column table:style-name="TableColumn51"/>
        </table:table-columns>
        <table:table-row table:style-name="TableRow52">
          <table:table-cell table:style-name="TableCell53">
            <text:p text:style-name="P54">Profil 2 :</text:p>
            <text:p text:style-name="P55">Nom, prénom :<text:s/>Enzo Dardaillon</text:p>
            <text:p text:style-name="P56">Date de la formation en IUT :<text:s/>2019 – 2021</text:p>
            <text:p text:style-name="P57">A-t-il/elle fait des études post-DUT, si oui lesquelles  ?</text:p>
            <text:list text:style-name="LFO8" text:continue-numbering="true">
              <text:list-item>
                <text:p text:style-name="P58">IMT Mines Alès [Septembre 2021 &gt; Août 2024].</text:p>
              </text:list-item>
            </text:list>
            <text:p text:style-name="P59">A-t-il / elle fait des séjours à l’étranger (stage ou autre dans leur formation ou dans leur travail) ?</text:p>
            <text:p text:style-name="P60">Listez<text:s/>les postes qu’il/elle a exercé.e.s.</text:p>
            <text:list text:style-name="LFO4" text:continue-numbering="true">
              <text:list-item>
                <text:p text:style-name="P61">Etudiant stagiaire IMT Mines Alès [Avril 2021 &gt; Juin 2021].</text:p>
              </text:list-item>
              <text:list-item>
                <text:p text:style-name="P62"><text:span text:style-name="T63">Développeur BI – Transports Capelle<text:s/></text:span><text:span text:style-name="T64">en alternance<text:s/></text:span><text:span text:style-name="T65">[Septembre 2021 &gt; Au</text:span><text:span text:style-name="T66">jourd’hui</text:span><text:span text:style-name="T67">]</text:span></text:p>
              </text:list-item>
              <text:list-item>
                <text:p text:style-name="P68"><text:span text:style-name="T69">IMT Mines Alès<text:s/></text:span><text:span text:style-name="T70">En alternance</text:span><text:span text:style-name="T71"><text:s/>[Septembre 2021 &gt; Aujourd’hui]</text:span></text:p>
              </text:list-item>
              <text:list-item>
                <text:p text:style-name="P72">Auto-Entrepreneur – ED Dev [Septembre 2021 &gt; Aujourd’hui]</text:p>
              </text:list-item>
            </text:list>
          </table:table-cell>
        </table:table-row>
      </table:table>
      <text:p text:style-name="P73"/>
      <table:table table:style-name="Table74">
        <table:table-columns>
          <table:table-column table:style-name="TableColumn75"/>
        </table:table-columns>
        <table:table-row table:style-name="TableRow76">
          <table:table-cell table:style-name="TableCell77">
            <text:p text:style-name="P78">Profil 3 :</text:p>
            <text:p text:style-name="P79">Nom, prénom :<text:s/>Aymeric Témoulet</text:p>
            <text:p text:style-name="P80">Date de la formation en IUT :<text:s/>2019 - 2020</text:p>
            <text:soft-page-break/>
            <text:p text:style-name="P81">A-t-il/elle fait des études post-DUT, si oui lesquelles ?</text:p>
            <text:list text:style-name="LFO5" text:continue-numbering="true">
              <text:list-item>
                <text:p text:style-name="P82">Conservatoire national des arts et métiers – Licence 3 en informatique générale &amp; cybersécurité.</text:p>
              </text:list-item>
              <text:list-item>
                <text:p text:style-name="P83">IPI Institut Poly Informatique – Ingénieur informatique</text:p>
              </text:list-item>
            </text:list>
            <text:p text:style-name="P84">A-t-il / elle fait des séjours à l’étranger (stage ou autre dans leur formation ou dans leur<text:s/>travail) ?</text:p>
            <text:p text:style-name="P85">Listez les postes qu’il/elle a exercé.e.s.</text:p>
            <text:list text:style-name="LFO6" text:continue-numbering="true">
              <text:list-item>
                <text:p text:style-name="P86"><text:span text:style-name="T87">Développeur spécifique d’applications – Elit solutions<text:s/></text:span><text:span text:style-name="T88">en Stage</text:span><text:span text:style-name="T89"><text:s/></text:span><text:span text:style-name="T90">[S</text:span><text:span text:style-name="T91">eptembre</text:span><text:span text:style-name="T92"><text:s/></text:span><text:span text:style-name="T93">2018 &gt; Novembre 2018</text:span><text:span text:style-name="T94">]</text:span><text:span text:style-name="T95">.</text:span></text:p>
              </text:list-item>
              <text:list-item>
                <text:p text:style-name="P96">Conducteur ambulancier –<text:s/>[Novembre 2018 &gt; janvier 2019].</text:p>
              </text:list-item>
              <text:list-item>
                <text:p text:style-name="P97">Préparateur de commande –<text:s/>[E.Leclerc Avril 2019 &gt; Août 2019].</text:p>
              </text:list-item>
              <text:list-item>
                <text:p text:style-name="P98"><text:span text:style-name="T99">Développeur Web –<text:s/></text:span><text:span text:style-name="T100">[</text:span><text:span text:style-name="T101">Teoola<text:s/></text:span><text:span text:style-name="T102">en Stage</text:span><text:span text:style-name="T103"><text:s/>Juin 2020 &gt; Aout 2020</text:span><text:span text:style-name="T104">]</text:span><text:span text:style-name="T105">.</text:span></text:p>
              </text:list-item>
              <text:list-item>
                <text:p text:style-name="P106"><text:span text:style-name="T107">Développeur applications – PiTa Gestion<text:s/></text:span><text:span text:style-name="T108">Contrat en alternance</text:span><text:span text:style-name="T109"><text:s/></text:span><text:span text:style-name="T110">[</text:span><text:span text:style-name="T111">Septembre 2020 &gt; Octobre 2021</text:span><text:span text:style-name="T112">]</text:span><text:span text:style-name="T113">.</text:span></text:p>
              </text:list-item>
              <text:list-item>
                <text:p text:style-name="P114"><text:span text:style-name="T115">Junior Consultant &amp; Engineer – Altran<text:s/></text:span><text:span text:style-name="T116">en Alternance</text:span><text:span text:style-name="T117"><text:s/></text:span><text:span text:style-name="T118">[</text:span><text:span text:style-name="T119">octobre 2021 &gt; Ajou</text:span><text:span text:style-name="T120">rd’hui</text:span><text:span text:style-name="T121">]</text:span></text:p>
              </text:list-item>
            </text:list>
            <text:p text:style-name="P122"/>
          </table:table-cell>
        </table:table-row>
      </table:table>
      <text:p text:style-name="P123"/>
      <text:p text:style-name="P124"/>
      <table:table table:style-name="Table125">
        <table:table-columns>
          <table:table-column table:style-name="TableColumn126"/>
        </table:table-columns>
        <table:table-row table:style-name="TableRow127">
          <table:table-cell table:style-name="TableCell128">
            <text:p text:style-name="P129">Profil 4 :</text:p>
            <text:p text:style-name="P130">Nom, prénom :<text:s/>Erwan LE GOFF</text:p>
            <text:p text:style-name="P131">Date de la formation en IUT :<text:s/>2019 - 2020</text:p>
            <text:p text:style-name="P132">A-t-il/elle fait des études post-DUT, si oui lesquelles ?</text:p>
            <text:soft-page-break/>
            <text:list text:style-name="LFO7" text:continue-numbering="true">
              <text:list-item>
                <text:p text:style-name="P133">EPSI – L’école d’ingénieur informatique [2021 - 2022]</text:p>
              </text:list-item>
            </text:list>
            <text:p text:style-name="P134">A-t-il / elle fait des séjours à l’étranger (stage ou autre dans leur<text:s/>formation ou dans leur travail)  ?</text:p>
            <text:p text:style-name="P135">Listez les postes qu’il/elle a exercé.e.s.</text:p>
            <text:list text:style-name="LFO7" text:continue-numbering="true">
              <text:list-item>
                <text:p text:style-name="P136"><text:span text:style-name="T137">Stage WEB –<text:s/></text:span><text:span text:style-name="T138">Stage</text:span><text:span text:style-name="T139"><text:s/>Point C</text:span><text:span text:style-name="T140">ourt<text:s/></text:span><text:span text:style-name="T141">[</text:span><text:span text:style-name="T142">Juillet 2020 &gt; Aout 2020</text:span><text:span text:style-name="T143">]</text:span></text:p>
              </text:list-item>
              <text:list-item>
                <text:p text:style-name="P144">Compufirst – Développeur applications métier &amp; Développeur d’application<text:s/>[janvier 2021 &gt; Aujourd’hui]</text:p>
              </text:list-item>
            </text:list>
            <text:p text:style-name="P145"/>
            <text:p text:style-name="P146"/>
          </table:table-cell>
        </table:table-row>
      </table:table>
      <text:p text:style-name="P147"/>
      <text:p text:style-name="P148">Classement des personnes par parcours du B.U.T. :</text:p>
      <text:p text:style-name="P149">Réalisation d’applications : conception, développement, validation</text:p>
      <text:list text:style-name="LFO9" text:continue-numbering="true">
        <text:list-item>
          <text:p text:style-name="P150">Erwan LE GOFF / Enzo Dardaillon</text:p>
        </text:list-item>
      </text:list>
      <text:p text:style-name="P151">Administration, gestion et exploitation des données</text:p>
      <text:list text:style-name="LFO9" text:continue-numbering="true">
        <text:list-item>
          <text:p text:style-name="P152"/>
        </text:list-item>
      </text:list>
      <text:p text:style-name="P153">Déploiement, intégration d’applications et management du système d’information</text:p>
      <text:list text:style-name="LFO9" text:continue-numbering="true">
        <text:list-item>
          <text:p text:style-name="P154">Aymeric Trémoulet / Paulin Zumstein</text:p>
        </text:list-item>
      </text:list>
      <text:p text:style-name="P155">Déploiement d’application communicantes et sécurisées</text:p>
      <text:p text:style-name="P15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ous-titre" style:display-name="Sous-titre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MILLAN Romain</meta:initial-creator>
    <dc:creator>Romain Millan</dc:creator>
    <meta:creation-date>2022-02-03T15:31:00Z</meta:creation-date>
    <dc:date>2022-02-03T15:39:00Z</dc:date>
    <meta:template xlink:href="Normal.dotm" xlink:type="simple"/>
    <meta:editing-cycles>3</meta:editing-cycles>
    <meta:editing-duration>PT540S</meta:editing-duration>
    <meta:document-statistic meta:page-count="4" meta:paragraph-count="7" meta:word-count="566" meta:character-count="3675" meta:row-count="25" meta:non-whitespace-character-count="3116"/>
  </office:meta>
</office:document-meta>
</file>